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fr" fo:country="FR" style:font-size-asian="16pt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3" style:family="paragraph" style:parent-style-name="Standard">
      <style:text-properties fo:text-transform="uppercase" fo:font-size="14pt" fo:language="fr" fo:country="FR" style:font-size-asian="14pt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6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7" style:family="paragraph" style:parent-style-name="Standard">
      <style:text-properties fo:font-size="14pt" fo:language="fr" fo:country="FR" officeooo:rsid="002b5a5b" officeooo:paragraph-rsid="00417062" style:font-size-asian="14pt"/>
    </style:style>
    <style:style style:name="P8" style:family="paragraph" style:parent-style-name="Standard">
      <style:text-properties fo:font-size="14pt" fo:language="fr" fo:country="FR" officeooo:rsid="002b5a5b" officeooo:paragraph-rsid="00456f4a" style:font-size-asian="14pt"/>
    </style:style>
    <style:style style:name="P9" style:family="paragraph" style:parent-style-name="Standard">
      <style:text-properties fo:font-size="14pt" fo:language="fr" fo:country="FR" officeooo:rsid="00251fea" officeooo:paragraph-rsid="00417062" style:font-size-asian="14pt"/>
    </style:style>
    <style:style style:name="P10" style:family="paragraph" style:parent-style-name="Standard">
      <style:text-properties fo:font-size="14pt" fo:language="fr" fo:country="FR" officeooo:rsid="00251fea" officeooo:paragraph-rsid="002ff189" style:font-size-asian="14pt"/>
    </style:style>
    <style:style style:name="P11" style:family="paragraph" style:parent-style-name="Standard">
      <style:text-properties fo:font-size="14pt" fo:language="fr" fo:country="FR" officeooo:paragraph-rsid="00417062" style:font-size-asian="14pt"/>
    </style:style>
    <style:style style:name="P12" style:family="paragraph" style:parent-style-name="Standard">
      <style:text-properties fo:font-size="14pt" fo:language="fr" fo:country="FR" officeooo:paragraph-rsid="00427bc1" style:font-size-asian="14pt"/>
    </style:style>
    <style:style style:name="P13" style:family="paragraph" style:parent-style-name="Standard">
      <style:text-properties fo:font-size="14pt" fo:language="fr" fo:country="FR" officeooo:paragraph-rsid="00456f4a" style:font-size-asian="14pt"/>
    </style:style>
    <style:style style:name="P14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5" style:family="paragraph" style:parent-style-name="Standard">
      <style:text-properties fo:font-size="14pt" fo:language="en" fo:country="US" officeooo:rsid="002b5a5b" officeooo:paragraph-rsid="00456f4a" style:font-size-asian="14pt"/>
    </style:style>
    <style:style style:name="P16" style:family="paragraph" style:parent-style-name="Standard">
      <style:text-properties officeooo:paragraph-rsid="002ff189"/>
    </style:style>
    <style:style style:name="P17" style:family="paragraph" style:parent-style-name="Standard">
      <style:paragraph-properties fo:text-align="center" style:justify-single-word="false"/>
      <style:text-properties officeooo:paragraph-rsid="00412a65"/>
    </style:style>
    <style:style style:name="P18" style:family="paragraph" style:parent-style-name="Standard">
      <loext:graphic-properties draw:fill="solid" draw:fill-color="#9cc2e5"/>
      <style:paragraph-properties fo:background-color="#9cc2e5"/>
      <style:text-properties officeooo:paragraph-rsid="004150ee"/>
    </style:style>
    <style:style style:name="P19" style:family="paragraph" style:parent-style-name="Standard">
      <style:text-properties officeooo:paragraph-rsid="00417062"/>
    </style:style>
    <style:style style:name="P20" style:family="paragraph" style:parent-style-name="Standard">
      <style:text-properties officeooo:paragraph-rsid="00427bc1"/>
    </style:style>
    <style:style style:name="P21" style:family="paragraph" style:parent-style-name="Standard">
      <loext:graphic-properties draw:fill="solid" draw:fill-color="#9cc2e5"/>
      <style:paragraph-properties fo:background-color="#9cc2e5"/>
      <style:text-properties officeooo:paragraph-rsid="00427bc1"/>
    </style:style>
    <style:style style:name="P22" style:family="paragraph" style:parent-style-name="Standard">
      <style:text-properties officeooo:paragraph-rsid="00456f4a"/>
    </style:style>
    <style:style style:name="P23" style:family="paragraph" style:parent-style-name="Standard">
      <loext:graphic-properties draw:fill="solid" draw:fill-color="#9cc2e5"/>
      <style:paragraph-properties fo:background-color="#9cc2e5"/>
      <style:text-properties officeooo:paragraph-rsid="00456f4a"/>
    </style:style>
    <style:style style:name="P24" style:family="paragraph" style:parent-style-name="Standard">
      <loext:graphic-properties draw:fill="solid" draw:fill-color="#9cc2e5"/>
      <style:paragraph-properties fo:break-before="page" fo:background-color="#9cc2e5"/>
    </style:style>
    <style:style style:name="P25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427bc1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rsid="003e3435" officeooo:paragraph-rsid="00417062" style:font-size-asian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4pt" fo:language="fr" fo:country="FR" officeooo:paragraph-rsid="00427bc1" style:font-size-asian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427bc1"/>
    </style:style>
    <style:style style:name="P29" style:family="paragraph" style:parent-style-name="List_20_Paragraph" style:list-style-name="WWNum1">
      <style:text-properties fo:font-size="14pt" fo:language="fr" fo:country="FR" officeooo:rsid="0022f5d5" officeooo:paragraph-rsid="00417062" style:font-size-asian="14pt"/>
    </style:style>
    <style:style style:name="P30" style:family="paragraph" style:parent-style-name="List_20_Paragraph" style:list-style-name="WWNum1">
      <style:text-properties fo:font-size="14pt" fo:language="fr" fo:country="FR" officeooo:paragraph-rsid="00417062" style:font-size-asian="14pt"/>
    </style:style>
    <style:style style:name="P31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456f4a" style:font-size-asian="14pt"/>
    </style:style>
    <style:style style:name="P33" style:family="paragraph" style:parent-style-name="List_20_Paragraph" style:list-style-name="WWNum1">
      <style:text-properties fo:font-size="14pt" fo:language="fr" fo:country="FR" officeooo:rsid="002ff189" officeooo:paragraph-rsid="00417062" style:font-size-asian="14pt"/>
    </style:style>
    <style:style style:name="P34" style:family="paragraph" style:parent-style-name="List_20_Paragraph" style:list-style-name="WWNum1">
      <style:text-properties fo:font-size="14pt" fo:language="fr" fo:country="FR" officeooo:rsid="00417062" officeooo:paragraph-rsid="00417062" style:font-size-asian="14pt"/>
    </style:style>
    <style:style style:name="P35" style:family="paragraph" style:parent-style-name="List_20_Paragraph" style:list-style-name="WWNum1">
      <style:text-properties fo:font-size="14pt" fo:language="fr" fo:country="FR" officeooo:rsid="00419a09" officeooo:paragraph-rsid="00419a09" style:font-size-asian="14pt"/>
    </style:style>
    <style:style style:name="P36" style:family="paragraph" style:parent-style-name="List_20_Paragraph" style:list-style-name="WWNum1">
      <style:text-properties fo:font-size="14pt" fo:language="fr" fo:country="FR" officeooo:rsid="0042b71f" officeooo:paragraph-rsid="0042b71f" style:font-size-asian="14pt"/>
    </style:style>
    <style:style style:name="P37" style:family="paragraph" style:parent-style-name="List_20_Paragraph" style:list-style-name="WWNum1">
      <style:text-properties fo:font-size="14pt" fo:language="fr" fo:country="FR" officeooo:rsid="00280a7d" officeooo:paragraph-rsid="00427bc1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3acb38" officeooo:paragraph-rsid="00427bc1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4486b1" officeooo:paragraph-rsid="004486b1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3d6ed7" officeooo:paragraph-rsid="00427bc1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465df9" officeooo:paragraph-rsid="00465df9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41704f" officeooo:paragraph-rsid="00465df9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45a478" officeooo:paragraph-rsid="00456f4a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46cee6" officeooo:paragraph-rsid="0046cee6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2970a3" officeooo:paragraph-rsid="00456f4a" style:font-size-asian="14pt"/>
    </style:style>
    <style:style style:name="P46" style:family="paragraph" style:parent-style-name="List_20_Paragraph" style:list-style-name="WWNum1">
      <style:text-properties fo:font-size="14pt" fo:language="fr" fo:country="FR" officeooo:rsid="002970a3" officeooo:paragraph-rsid="004bf630" style:font-size-asian="14pt"/>
    </style:style>
    <style:style style:name="P47" style:family="paragraph" style:parent-style-name="List_20_Paragraph" style:list-style-name="WWNum1">
      <style:text-properties fo:font-size="14pt" fo:language="fr" fo:country="FR" officeooo:rsid="0046ee77" officeooo:paragraph-rsid="004afbcc" style:font-size-asian="14pt"/>
    </style:style>
    <style:style style:name="P48" style:family="paragraph" style:parent-style-name="List_20_Paragraph" style:list-style-name="WWNum1">
      <style:text-properties fo:font-size="14pt" fo:language="fr" fo:country="FR" officeooo:rsid="0046ee77" officeooo:paragraph-rsid="004ddd8a" style:font-size-asian="14pt"/>
    </style:style>
    <style:style style:name="P49" style:family="paragraph" style:parent-style-name="List_20_Paragraph" style:list-style-name="WWNum1">
      <style:text-properties fo:font-size="14pt" fo:language="fr" fo:country="FR" officeooo:rsid="004aa432" officeooo:paragraph-rsid="004aa432" style:font-size-asian="14pt"/>
    </style:style>
    <style:style style:name="P50" style:family="paragraph" style:parent-style-name="List_20_Paragraph" style:list-style-name="WWNum1">
      <style:text-properties fo:font-size="14pt" fo:language="fr" fo:country="FR" officeooo:rsid="004afbcc" officeooo:paragraph-rsid="004afbcc" style:font-size-asian="14pt"/>
    </style:style>
    <style:style style:name="P51" style:family="paragraph" style:parent-style-name="List_20_Paragraph" style:list-style-name="WWNum1">
      <style:text-properties fo:font-size="14pt" fo:language="fr" fo:country="FR" officeooo:rsid="004afbcc" officeooo:paragraph-rsid="004ddd8a" style:font-size-asian="14pt"/>
    </style:style>
    <style:style style:name="P52" style:family="paragraph" style:parent-style-name="List_20_Paragraph" style:list-style-name="WWNum1">
      <style:text-properties fo:font-size="14pt" fo:language="fr" fo:country="FR" officeooo:rsid="004bf630" officeooo:paragraph-rsid="004bf630" style:font-size-asian="14pt"/>
    </style:style>
    <style:style style:name="P53" style:family="paragraph" style:parent-style-name="List_20_Paragraph" style:list-style-name="WWNum1">
      <style:text-properties fo:font-size="14pt" fo:language="fr" fo:country="FR" officeooo:rsid="0041557a" officeooo:paragraph-rsid="004bf630" style:font-size-asian="14pt"/>
    </style:style>
    <style:style style:name="P54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fr" fo:country="FR" officeooo:rsid="00280a7d" officeooo:paragraph-rsid="00417062" style:font-size-asian="14pt"/>
    </style:style>
    <style:style style:name="P56" style:family="paragraph" style:parent-style-name="Standard">
      <style:text-properties fo:font-size="14pt" fo:language="en" fo:country="US" officeooo:rsid="003d6ed7" officeooo:paragraph-rsid="00427bc1" style:font-size-asian="14pt"/>
    </style:style>
    <style:style style:name="P57" style:family="paragraph" style:parent-style-name="Standard">
      <style:text-properties fo:font-size="14pt" fo:language="en" fo:country="US" officeooo:rsid="002b5a5b" officeooo:paragraph-rsid="004ddd8a" style:font-size-asian="14pt"/>
    </style:style>
    <style:style style:name="P58" style:family="paragraph" style:parent-style-name="Standard">
      <style:text-properties fo:font-size="14pt" fo:language="fr" fo:country="FR" officeooo:rsid="0046cee6" officeooo:paragraph-rsid="00456f4a" style:font-size-asian="14pt"/>
    </style:style>
    <style:style style:name="P59" style:family="paragraph" style:parent-style-name="Standard">
      <style:text-properties fo:font-size="14pt" fo:language="fr" fo:country="FR" officeooo:rsid="002b5a5b" officeooo:paragraph-rsid="004ddd8a" style:font-size-asian="14pt"/>
    </style:style>
    <style:style style:name="P60" style:family="paragraph" style:parent-style-name="Standard">
      <style:text-properties fo:color="#ffffff" fo:font-size="14pt" fo:language="en" fo:country="US" fo:font-weight="bold" officeooo:rsid="003e3435" officeooo:paragraph-rsid="00456f4a" style:font-size-asian="14pt" style:font-weight-asian="bold"/>
    </style:style>
    <style:style style:name="P61" style:family="paragraph" style:parent-style-name="Standard"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P62" style:family="paragraph" style:parent-style-name="Standard">
      <style:text-properties officeooo:paragraph-rsid="00456f4a"/>
    </style:style>
    <style:style style:name="P63" style:family="paragraph" style:parent-style-name="Standard">
      <loext:graphic-properties draw:fill="solid" draw:fill-color="#9cc2e5"/>
      <style:paragraph-properties fo:background-color="#9cc2e5"/>
      <style:text-properties officeooo:paragraph-rsid="00456f4a"/>
    </style:style>
    <style:style style:name="P64" style:family="paragraph" style:parent-style-name="Standard">
      <style:text-properties officeooo:paragraph-rsid="004ddd8a"/>
    </style:style>
    <style:style style:name="P65" style:family="paragraph" style:parent-style-name="Standard">
      <loext:graphic-properties draw:fill="solid" draw:fill-color="#9cc2e5"/>
      <style:paragraph-properties fo:background-color="#9cc2e5"/>
      <style:text-properties officeooo:paragraph-rsid="004ddd8a"/>
    </style:style>
    <style:style style:name="P66" style:family="paragraph" style:parent-style-name="Standard">
      <style:paragraph-properties fo:break-before="page"/>
      <style:text-properties fo:color="#ffffff" fo:font-size="14pt" fo:language="en" fo:country="US" fo:font-weight="bold" officeooo:rsid="003e3435" officeooo:paragraph-rsid="004ddd8a" style:font-size-asian="14pt" style:font-weight-asian="bold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412a65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5" style:family="text">
      <style:text-properties fo:color="#ffffff" fo:font-size="14pt" fo:language="fr" fo:country="FR" fo:font-weight="bold" officeooo:rsid="004150ee" style:font-size-asian="14pt" style:font-weight-asian="bold"/>
    </style:style>
    <style:style style:name="T6" style:family="text">
      <style:text-properties fo:color="#ffffff" fo:font-size="14pt" fo:language="fr" fo:country="FR" fo:font-weight="bold" officeooo:rsid="00427bc1" style:font-size-asian="14pt" style:font-weight-asian="bold"/>
    </style:style>
    <style:style style:name="T7" style:family="text">
      <style:text-properties fo:color="#ffffff" fo:font-size="14pt" fo:language="fr" fo:country="FR" fo:font-weight="bold" officeooo:rsid="00456f4a" style:font-size-asian="14pt" style:font-weight-asian="bold"/>
    </style:style>
    <style:style style:name="T8" style:family="text">
      <style:text-properties fo:color="#ffffff" fo:font-size="14pt" fo:language="fr" fo:country="FR" fo:font-weight="bold" officeooo:rsid="004ddd8a" style:font-size-asian="14pt" style:font-weight-asian="bold"/>
    </style:style>
    <style:style style:name="T9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0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1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4150ee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379315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427bc1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41557a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420347" style:font-size-asian="14pt" style:font-style-asian="italic" style:font-weight-asian="bold"/>
    </style:style>
    <style:style style:name="T20" style:family="text">
      <style:text-properties fo:color="#ffffff" fo:font-size="14pt" fo:language="fr" fo:country="FR" fo:font-style="italic" fo:font-weight="bold" officeooo:rsid="00456f4a" style:font-size-asian="14pt" style:font-style-asian="italic" style:font-weight-asian="bold"/>
    </style:style>
    <style:style style:name="T21" style:family="text">
      <style:text-properties fo:font-size="14pt" fo:language="fr" fo:country="FR" style:font-size-asian="14pt"/>
    </style:style>
    <style:style style:name="T22" style:family="text">
      <style:text-properties fo:font-size="14pt" fo:language="fr" fo:country="FR" officeooo:rsid="0022f5d5" style:font-size-asian="14pt"/>
    </style:style>
    <style:style style:name="T23" style:family="text">
      <style:text-properties fo:font-size="14pt" fo:language="fr" fo:country="FR" officeooo:rsid="002358f0" style:font-size-asian="14pt"/>
    </style:style>
    <style:style style:name="T24" style:family="text">
      <style:text-properties fo:font-size="14pt" fo:language="fr" fo:country="FR" officeooo:rsid="00280a7d" style:font-size-asian="14pt"/>
    </style:style>
    <style:style style:name="T25" style:family="text">
      <style:text-properties fo:font-size="14pt" fo:language="fr" fo:country="FR" officeooo:rsid="002b5a5b" style:font-size-asian="14pt"/>
    </style:style>
    <style:style style:name="T26" style:family="text">
      <style:text-properties fo:font-size="14pt" fo:language="fr" fo:country="FR" officeooo:rsid="002ff189" style:font-size-asian="14pt"/>
    </style:style>
    <style:style style:name="T27" style:family="text">
      <style:text-properties fo:font-size="14pt" fo:language="fr" fo:country="FR" officeooo:rsid="00417062" style:font-size-asian="14pt"/>
    </style:style>
    <style:style style:name="T28" style:family="text">
      <style:text-properties fo:font-size="14pt" fo:language="fr" fo:country="FR" officeooo:rsid="003d6ed7" style:font-size-asian="14pt"/>
    </style:style>
    <style:style style:name="T29" style:family="text">
      <style:text-properties fo:font-size="14pt" fo:language="fr" fo:country="FR" officeooo:rsid="0042b71f" style:font-size-asian="14pt"/>
    </style:style>
    <style:style style:name="T30" style:family="text">
      <style:text-properties fo:font-size="14pt" fo:language="fr" fo:country="FR" officeooo:rsid="004486b1" style:font-size-asian="14pt"/>
    </style:style>
    <style:style style:name="T31" style:family="text">
      <style:text-properties fo:font-size="14pt" fo:language="fr" fo:country="FR" officeooo:rsid="0044cb1b" style:font-size-asian="14pt"/>
    </style:style>
    <style:style style:name="T32" style:family="text">
      <style:text-properties fo:font-size="14pt" fo:language="fr" fo:country="FR" officeooo:rsid="0041704f" style:font-size-asian="14pt"/>
    </style:style>
    <style:style style:name="T33" style:family="text">
      <style:text-properties fo:font-size="14pt" fo:language="fr" fo:country="FR" officeooo:rsid="00465df9" style:font-size-asian="14pt"/>
    </style:style>
    <style:style style:name="T34" style:family="text">
      <style:text-properties fo:font-size="14pt" fo:language="fr" fo:country="FR" officeooo:rsid="0048e3b8" style:font-size-asian="14pt"/>
    </style:style>
    <style:style style:name="T35" style:family="text">
      <style:text-properties fo:font-size="14pt" fo:language="fr" fo:country="FR" officeooo:rsid="004aa432" style:font-size-asian="14pt"/>
    </style:style>
    <style:style style:name="T36" style:family="text">
      <style:text-properties fo:font-size="14pt" fo:language="fr" fo:country="FR" officeooo:rsid="004bf630" style:font-size-asian="14pt"/>
    </style:style>
    <style:style style:name="T37" style:family="text">
      <style:text-properties fo:font-size="14pt" fo:language="en" fo:country="US" style:font-size-asian="14pt"/>
    </style:style>
    <style:style style:name="T38" style:family="text">
      <style:text-properties fo:font-size="14pt" fo:language="en" fo:country="US" officeooo:rsid="002b5a5b" style:font-size-asian="14pt"/>
    </style:style>
    <style:style style:name="T39" style:family="text">
      <style:text-properties fo:font-size="14pt" fo:language="en" fo:country="US" officeooo:rsid="002ff189" style:font-size-asian="14pt"/>
    </style:style>
    <style:style style:name="T40" style:family="text">
      <style:text-properties fo:font-size="14pt" fo:language="en" fo:country="US" officeooo:rsid="00304815" style:font-size-asian="14pt"/>
    </style:style>
    <style:style style:name="T41" style:family="text">
      <style:text-properties fo:font-size="14pt" fo:language="en" fo:country="US" officeooo:rsid="003058d8" style:font-size-asian="14pt"/>
    </style:style>
    <style:style style:name="T42" style:family="text">
      <style:text-properties fo:font-size="14pt" fo:language="en" fo:country="US" officeooo:rsid="00417062" style:font-size-asian="14pt"/>
    </style:style>
    <style:style style:name="T43" style:family="text">
      <style:text-properties fo:font-size="14pt" fo:language="en" fo:country="US" officeooo:rsid="004486b1" style:font-size-asian="14pt"/>
    </style:style>
    <style:style style:name="T44" style:family="text">
      <style:text-properties fo:font-size="14pt" fo:language="en" fo:country="US" officeooo:rsid="0044cb1b" style:font-size-asian="14pt"/>
    </style:style>
    <style:style style:name="T45" style:family="text">
      <style:text-properties fo:font-size="14pt" fo:language="en" fo:country="US" officeooo:rsid="0046ee77" style:font-size-asian="14pt"/>
    </style:style>
    <style:style style:name="T46" style:family="text">
      <style:text-properties fo:font-size="14pt" fo:language="en" fo:country="US" officeooo:rsid="00465df9" style:font-size-asian="14pt"/>
    </style:style>
    <style:style style:name="T47" style:family="text">
      <style:text-properties fo:font-size="14pt" fo:language="en" fo:country="US" officeooo:rsid="0046cee6" style:font-size-asian="14pt"/>
    </style:style>
    <style:style style:name="T48" style:family="text">
      <style:text-properties fo:font-size="14pt" fo:language="en" fo:country="US" officeooo:rsid="00480ddd" style:font-size-asian="14pt"/>
    </style:style>
    <style:style style:name="T49" style:family="text">
      <style:text-properties fo:font-size="14pt" fo:language="en" fo:country="US" officeooo:rsid="004afbcc" style:font-size-asian="14pt"/>
    </style:style>
    <style:style style:name="T50" style:family="text">
      <style:text-properties officeooo:rsid="00417062"/>
    </style:style>
    <style:style style:name="T51" style:family="text">
      <style:text-properties officeooo:rsid="00419a09"/>
    </style:style>
    <style:style style:name="T52" style:family="text">
      <style:text-properties officeooo:rsid="00440bdd"/>
    </style:style>
    <style:style style:name="T53" style:family="text">
      <style:text-properties officeooo:rsid="004486b1"/>
    </style:style>
    <style:style style:name="T54" style:family="text">
      <style:text-properties officeooo:rsid="00439f98"/>
    </style:style>
    <style:style style:name="T55" style:family="text">
      <style:text-properties officeooo:rsid="0041557a"/>
    </style:style>
    <style:style style:name="T56" style:family="text">
      <style:text-properties officeooo:rsid="00465df9"/>
    </style:style>
    <style:style style:name="T57" style:family="text">
      <style:text-properties officeooo:rsid="0046cee6"/>
    </style:style>
    <style:style style:name="T58" style:family="text">
      <style:text-properties officeooo:rsid="00480ddd"/>
    </style:style>
    <style:style style:name="T59" style:family="text">
      <style:text-properties officeooo:rsid="004aa432"/>
    </style:style>
    <style:style style:name="T60" style:family="text">
      <style:text-properties officeooo:rsid="004afbcc"/>
    </style:style>
    <style:style style:name="T61" style:family="text">
      <style:text-properties officeooo:rsid="004bf6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"/>
      <text:p text:style-name="P2"/>
      <text:p text:style-name="P2"/>
      <text:p text:style-name="P2"/>
      <text:p text:style-name="P2"/>
      <text:p text:style-name="P2"/>
      <text:p text:style-name="P2">QCM CURSUS Cycle certifiant Machine Learning et Deep Learning avec Python</text:p>
      <text:p text:style-name="P2"/>
      <text:p text:style-name="P1"/>
      <text:p text:style-name="P5">Questionnaire </text:p>
      <text:p text:style-name="P4">(Attention, PLUSIEURS RÉPONSES PEUVENT ÊTRE BONNES)</text:p>
      <text:p text:style-name="P17"><text:span text:style-name="T1">« </text:span><text:span text:style-name="T2">Cycle certifiant KZG – </text:span></text:p>
      <text:p text:style-name="P17"><text:span text:style-name="T2">Journée de certification Kgx</text:span><text:span text:style-name="T1"> »</text:span></text:p>
      <text:p text:style-name="P3"/>
      <text:p text:style-name="P4"/>
      <text:p text:style-name="P24"><text:span text:style-name="T3">Question N°1</text:span><text:span text:style-name="T9"> (</text:span><text:span text:style-name="T10">BDA</text:span><text:span text:style-name="T15"> - Données</text:span><text:span text:style-name="T9">)</text:span></text:p>
      <text:p text:style-name="P11">Dans une base de donnée, vous avez des valeurs manquantes.</text:p>
      <text:p text:style-name="P11">Donnez les stratégies d’imputation pour une variable catégorielle.</text:p>
      <text:list xml:id="list1095615567" text:style-name="WWNum1">
        <text:list-item>
          <text:p text:style-name="P29">mode</text:p>
        </text:list-item>
        <text:list-item>
          <text:p text:style-name="P29">moyenne</text:p>
        </text:list-item>
        <text:list-item>
          <text:p text:style-name="P29">constante</text:p>
        </text:list-item>
        <text:list-item>
          <text:p text:style-name="P29">par un modèle</text:p>
        </text:list-item>
      </text:list>
      <text:p text:style-name="P19"><text:span text:style-name="T21">Bonne</text:span><text:span text:style-name="T22">s</text:span><text:span text:style-name="T21"> Réponse</text:span><text:span text:style-name="T22">s</text:span><text:span text:style-name="T21"> : 1, </text:span><text:span text:style-name="T22">3 </text:span><text:span text:style-name="T23">et</text:span><text:span text:style-name="T22"> 4</text:span></text:p>
      <text:p text:style-name="P9"/>
      <text:p text:style-name="P18"><text:span text:style-name="T3">Question N°</text:span><text:span text:style-name="T4">2</text:span><text:span text:style-name="T3"> </text:span><text:span text:style-name="T9">(</text:span><text:span text:style-name="T10">BDA</text:span><text:span text:style-name="T15"> - </text:span><text:span text:style-name="T12">Machine Learning</text:span><text:span text:style-name="T9">)</text:span><text:span text:style-name="T3"> </text:span></text:p>
      <text:p text:style-name="P7">Quels modèles nécessitent une normalisation des variables d’entrée pour</text:p>
      <text:p text:style-name="P7">être appris efficacement ?</text:p>
      <text:list xml:id="list201158932171802" text:continue-numbering="true" text:style-name="WWNum1">
        <text:list-item>
          <text:p text:style-name="P30">Naïve Bayes</text:p>
        </text:list-item>
        <text:list-item>
          <text:p text:style-name="P30">SVM</text:p>
        </text:list-item>
        <text:list-item>
          <text:p text:style-name="P30">Random Forest</text:p>
        </text:list-item>
        <text:list-item>
          <text:p text:style-name="P30">Régression linéaire</text:p>
        </text:list-item>
      </text:list>
      <text:p text:style-name="P19"><text:span text:style-name="T37">Bonne</text:span><text:span text:style-name="T39">s</text:span><text:span text:style-name="T37"> réponse</text:span><text:span text:style-name="T39">s</text:span><text:span text:style-name="T37"> : </text:span><text:span text:style-name="T39">2 et 4</text:span></text:p>
      <text:p text:style-name="P55"/>
      <text:p text:style-name="P18"><text:span text:style-name="T3">Question N°</text:span><text:span text:style-name="T5">3</text:span><text:span text:style-name="T3"> </text:span><text:span text:style-name="T9">(</text:span><text:span text:style-name="T10">BDA</text:span><text:span text:style-name="T15"> - </text:span><text:span text:style-name="T12">C</text:span><text:span text:style-name="T14">lustering</text:span><text:span text:style-name="T9">)</text:span><text:span text:style-name="T3"> </text:span></text:p>
      <text:p text:style-name="P16"><text:span text:style-name="T25">Q</text:span><text:span text:style-name="T27">uel algorithme de clustering a une complexité algorithmique compatible avec un très grand nombre de données</text:span><text:span text:style-name="T25"> :</text:span></text:p>
      <text:list xml:id="list201159618663892" text:continue-numbering="true" text:style-name="WWNum1">
        <text:list-item>
          <text:p text:style-name="P33">K-<text:span text:style-name="T50">means</text:span></text:p>
        </text:list-item>
        <text:list-item>
          <text:p text:style-name="P34">Isolation Forest</text:p>
        </text:list-item>
        <text:list-item>
          <text:p text:style-name="P34">DBScan</text:p>
        </text:list-item>
        <text:list-item>
          <text:p text:style-name="P35">ACP</text:p>
        </text:list-item>
      </text:list>
      <text:p text:style-name="P16"><text:span text:style-name="T38">Bonne réponse : </text:span><text:span text:style-name="T42">1</text:span></text:p>
      <text:p text:style-name="P14"/>
      <text:p text:style-name="P18"><text:span text:style-name="T3">Question N°</text:span><text:span text:style-name="T5">4</text:span><text:span text:style-name="T3"> </text:span><text:span text:style-name="T9">(</text:span><text:span text:style-name="T10">BDA</text:span><text:span text:style-name="T15"> - </text:span><text:span text:style-name="T12">R</text:span><text:span text:style-name="T14">éduction de dimensions</text:span><text:span text:style-name="T9">)</text:span><text:span text:style-name="T3"> </text:span></text:p>
      <text:p text:style-name="P7">Une Analyse en Composante Multiple s’applique à :</text:p>
      <text:list xml:id="list201159857175915" text:continue-numbering="true" text:style-name="WWNum1">
        <text:list-item>
          <text:p text:style-name="P30"><text:soft-page-break/>des données catégorielles</text:p>
        </text:list-item>
        <text:list-item>
          <text:p text:style-name="P30">des données qualitatives</text:p>
        </text:list-item>
        <text:list-item>
          <text:p text:style-name="P30">des données catégorielles et/ou qualitatives</text:p>
        </text:list-item>
        <text:list-item>
          <text:p text:style-name="P30">des données temporelles</text:p>
        </text:list-item>
      </text:list>
      <text:p text:style-name="P19"><text:span text:style-name="T38">Bonne réponse : </text:span><text:span text:style-name="T40">1</text:span></text:p>
      <text:p text:style-name="P26"/>
      <text:p text:style-name="P18"><text:span text:style-name="T3">Question N°</text:span><text:span text:style-name="T5">5</text:span><text:span text:style-name="T3"> </text:span><text:span text:style-name="T9">(</text:span><text:span text:style-name="T10">BDA</text:span><text:span text:style-name="T15"> - </text:span><text:span text:style-name="T12">D</text:span><text:span text:style-name="T13">onnées Textuelles</text:span><text:span text:style-name="T9">)</text:span><text:span text:style-name="T3"> </text:span></text:p>
      <text:p text:style-name="P6"><text:span text:style-name="T51">Qu’est ce que l’étiquette morphosyntaxique</text:span> <text:span text:style-name="T51">d’un mot</text:span>?</text:p>
      <text:list xml:id="list201160459326667" text:continue-numbering="true" text:style-name="WWNum1">
        <text:list-item>
          <text:p text:style-name="P35">sa forme canonique</text:p>
        </text:list-item>
        <text:list-item>
          <text:p text:style-name="P31"><text:span text:style-name="T51">sa </text:span>représentation TF-IDF</text:p>
        </text:list-item>
        <text:list-item>
          <text:p text:style-name="P35">sa classe grammaticale</text:p>
        </text:list-item>
        <text:list-item>
          <text:p text:style-name="P35">sa place dans l’arbre syntaxique</text:p>
        </text:list-item>
      </text:list>
      <text:p text:style-name="P16"><text:span text:style-name="T25">Bonne</text:span><text:span text:style-name="T26">s</text:span><text:span text:style-name="T38"> </text:span><text:span text:style-name="T25">réponse</text:span><text:span text:style-name="T26">s</text:span><text:span text:style-name="T38"> : </text:span><text:span text:style-name="T41">3</text:span></text:p>
      <text:p text:style-name="P10"/>
      <text:p text:style-name="P25"><text:span text:style-name="T3">Question N°</text:span><text:span text:style-name="T6">6</text:span><text:span text:style-name="T3"> </text:span><text:span text:style-name="T9">(</text:span><text:span text:style-name="T17">MLB - </text:span><text:span text:style-name="T11">Évaluation</text:span><text:span text:style-name="T9">)</text:span><text:span text:style-name="T3"> </text:span></text:p>
      <text:p text:style-name="P20"><text:span text:style-name="T29">Quel est(sont) le(s) défaut(s) d’évaluer une performance sur la base d’apprentissage</text:span><text:span text:style-name="T21"> ? </text:span></text:p>
      <text:list xml:id="list201158738692410" text:continue-numbering="true" text:style-name="WWNum1">
        <text:list-item>
          <text:p text:style-name="P36">Le manque de régularisation de la base de test</text:p>
        </text:list-item>
        <text:list-item>
          <text:p text:style-name="P36">L’impossibilité de mesurer le sous-apprentissage</text:p>
        </text:list-item>
        <text:list-item>
          <text:p text:style-name="P36">L’impossibilité de mesurer sur-apprentissage</text:p>
        </text:list-item>
        <text:list-item>
          <text:p text:style-name="P36">L’impossibilité de mesurer les corrélations entre les features et la cible</text:p>
        </text:list-item>
      </text:list>
      <text:p text:style-name="P28"><text:span text:style-name="T21">Bonne réponse : </text:span><text:span text:style-name="T29">2 et 3</text:span></text:p>
      <text:p text:style-name="P27"/>
      <text:p text:style-name="P21"><text:span text:style-name="T3">Question N°</text:span><text:span text:style-name="T6">7</text:span><text:span text:style-name="T3"> </text:span><text:span text:style-name="T9">(</text:span><text:span text:style-name="T17">MLB - </text:span><text:span text:style-name="T12">Machine Learning</text:span><text:span text:style-name="T9">)</text:span><text:span text:style-name="T3"> </text:span></text:p>
      <text:p text:style-name="P20"><text:span text:style-name="T21">Dans un problème de </text:span><text:span text:style-name="T29">classification</text:span><text:span text:style-name="T21">, quel(s) algorithme(s) peut(peuvent)-être utilisé(s) ? </text:span></text:p>
      <text:list xml:id="list201159459198750" text:continue-numbering="true" text:style-name="WWNum1">
        <text:list-item>
          <text:p text:style-name="P37">Régression polynomiale</text:p>
        </text:list-item>
        <text:list-item>
          <text:p text:style-name="P37">Random Forest</text:p>
        </text:list-item>
        <text:list-item>
          <text:p text:style-name="P37">SVM</text:p>
        </text:list-item>
        <text:list-item>
          <text:p text:style-name="P37">Naïve Bayes</text:p>
        </text:list-item>
      </text:list>
      <text:p text:style-name="P20"><text:span text:style-name="T21">Bonne</text:span><text:span text:style-name="T24">s</text:span><text:span text:style-name="T21"> réponse</text:span><text:span text:style-name="T24">s</text:span><text:span text:style-name="T21"> : </text:span><text:span text:style-name="T29">2, 3 et 4</text:span></text:p>
      <text:p text:style-name="P27"/>
      <text:p text:style-name="P21"><text:span text:style-name="T3">Question N°</text:span><text:span text:style-name="T6">8</text:span><text:span text:style-name="T3"> </text:span><text:span text:style-name="T9">(</text:span><text:span text:style-name="T17">MLB - </text:span><text:span text:style-name="T12">Machine Learning</text:span><text:span text:style-name="T9">)</text:span><text:span text:style-name="T3"> </text:span></text:p>
      <text:p text:style-name="P12"><text:span text:style-name="T59">Quelle librairie en python implémente la plupart des algorithme du machine learning</text:span> ? </text:p>
      <text:list xml:id="list201159425677429" text:continue-numbering="true" text:style-name="WWNum1">
        <text:list-item>
          <text:p text:style-name="P49">SciKitLearn</text:p>
        </text:list-item>
        <text:list-item>
          <text:p text:style-name="P49">Pandas</text:p>
        </text:list-item>
        <text:list-item>
          <text:p text:style-name="P49">R</text:p>
        </text:list-item>
        <text:list-item>
          <text:p text:style-name="P49">numpy</text:p>
        </text:list-item>
      </text:list>
      <text:p text:style-name="P20"><text:span text:style-name="T21">Bonne</text:span><text:span text:style-name="T24">s</text:span><text:span text:style-name="T21"> réponse</text:span><text:span text:style-name="T24">s</text:span><text:span text:style-name="T21"> : </text:span><text:span text:style-name="T35">1</text:span></text:p>
      <text:p text:style-name="P12"/>
      <text:p text:style-name="P21"><text:span text:style-name="T3">Question N°</text:span><text:span text:style-name="T6">9</text:span><text:span text:style-name="T3"> </text:span><text:span text:style-name="T9">(</text:span><text:span text:style-name="T17">MLB - </text:span><text:span text:style-name="T12">M</text:span><text:span text:style-name="T16">éthodes Bayésiennes</text:span><text:span text:style-name="T9">)</text:span><text:span text:style-name="T3"> </text:span></text:p>
      <text:p text:style-name="P20"><text:soft-page-break/><text:span text:style-name="T25">O</text:span><text:span text:style-name="T30">n veut utiliser le modèle de Markov pour prédire l’état d’un système à 5 états </text:span><text:span text:style-name="T31">différents et</text:span><text:span text:style-name="T30"> observables. Combien nous faut-il de modèle</text:span><text:span text:style-name="T31">s</text:span><text:span text:style-name="T30"> de </text:span><text:span text:style-name="T31">M</text:span><text:span text:style-name="T30">arkov distincts ?</text:span></text:p>
      <text:list xml:id="list201159483970186" text:continue-numbering="true" text:style-name="WWNum1">
        <text:list-item>
          <text:p text:style-name="P38">1</text:p>
        </text:list-item>
        <text:list-item>
          <text:p text:style-name="P38">3</text:p>
        </text:list-item>
        <text:list-item>
          <text:p text:style-name="P39">5</text:p>
        </text:list-item>
        <text:list-item>
          <text:p text:style-name="P38"><text:span text:style-name="T53">10</text:span> ( = (N*(N-1)/2 )</text:p>
        </text:list-item>
      </text:list>
      <text:p text:style-name="P20"><text:span text:style-name="T37">Bonne</text:span><text:span text:style-name="T39"> </text:span><text:span text:style-name="T37">réponse : </text:span><text:span text:style-name="T43">1</text:span></text:p>
      <text:p text:style-name="P12"/>
      <text:p text:style-name="P21"><text:span text:style-name="T3">Question N°</text:span><text:span text:style-name="T6">10</text:span><text:span text:style-name="T3"> </text:span><text:span text:style-name="T9">(</text:span><text:span text:style-name="T17">MLB - </text:span><text:span text:style-name="T12">Machine Learning </text:span><text:span text:style-name="T16">en production</text:span><text:span text:style-name="T9">)</text:span><text:span text:style-name="T3"> </text:span></text:p>
      <text:p text:style-name="P20"><text:span text:style-name="T28">Quelle(s) technologie(s) permettent de gérer efficacement des r</text:span><text:span text:style-name="T31">essource</text:span><text:span text:style-name="T34">s</text:span><text:span text:style-name="T31"> de calcul </text:span><text:span text:style-name="T28">en environnement distribué </text:span><text:span text:style-name="T25">?</text:span></text:p>
      <text:list xml:id="list201159711403853" text:continue-numbering="true" text:style-name="WWNum1">
        <text:list-item>
          <text:p text:style-name="P40">Spark</text:p>
        </text:list-item>
        <text:list-item>
          <text:p text:style-name="P40">Hadoop</text:p>
        </text:list-item>
        <text:list-item>
          <text:p text:style-name="P40">Tensorflow</text:p>
        </text:list-item>
        <text:list-item>
          <text:p text:style-name="P40">H<text:span text:style-name="T52">DFS</text:span></text:p>
        </text:list-item>
      </text:list>
      <text:p text:style-name="P20"><text:span text:style-name="T37">Bonne réponse : </text:span><text:span text:style-name="T44">1, 2 et 3</text:span></text:p>
      <text:p text:style-name="P56"/>
      <text:p text:style-name="P23"><text:span text:style-name="T3">Question N°</text:span><text:span text:style-name="T7">11</text:span><text:span text:style-name="T3"> </text:span><text:span text:style-name="T9">(</text:span><text:span text:style-name="T20">DPL - </text:span><text:span text:style-name="T10">R</text:span><text:span text:style-name="T18">éseau de Neurones</text:span><text:span text:style-name="T9">)</text:span><text:span text:style-name="T3"> </text:span></text:p>
      <text:p text:style-name="P22"><text:span text:style-name="T25">D</text:span><text:span text:style-name="T33">ans un problème de classification à 10 classes, 10000 données en dimension 100, on veut utiliser un réseau de neurones à une couche cachée pour résoudre ce problème. Combien de neurones doit-on utiliser dans la couche caché pour obtenir au moins 80 % de performance sur la base d’apprentissage</text:span><text:span text:style-name="T25"> ?</text:span></text:p>
      <text:list xml:id="list201160081834486" text:continue-numbering="true" text:style-name="WWNum1">
        <text:list-item>
          <text:p text:style-name="P41">8</text:p>
        </text:list-item>
        <text:list-item>
          <text:p text:style-name="P42">4<text:span text:style-name="T56">2</text:span></text:p>
        </text:list-item>
        <text:list-item>
          <text:p text:style-name="P42">8<text:span text:style-name="T56">0</text:span></text:p>
        </text:list-item>
        <text:list-item>
          <text:p text:style-name="P42">O<text:span text:style-name="T56">n ne peut pas le savoir à l’avance</text:span></text:p>
        </text:list-item>
      </text:list>
      <text:p text:style-name="P22"><text:span text:style-name="T38">Bonne réponse : </text:span><text:span text:style-name="T46">4</text:span></text:p>
      <text:p text:style-name="P15"/>
      <text:p text:style-name="P23"><text:span text:style-name="T3">Question N°</text:span><text:span text:style-name="T7">12</text:span><text:span text:style-name="T3"> </text:span><text:span text:style-name="T9">(</text:span><text:span text:style-name="T20">DPL - </text:span><text:span text:style-name="T12">R</text:span><text:span text:style-name="T19">éseaux de convolutions</text:span><text:span text:style-name="T9">)</text:span><text:span text:style-name="T3"> </text:span></text:p>
      <text:p text:style-name="P58"><text:soft-page-break/>Les réseaux de convolution sont réputés être capable de traiter des images. Comment traite-t-on des images de tailles différentes dans un même modèle ?</text:p>
      <text:list xml:id="list201158917862671" text:continue-numbering="true" text:style-name="WWNum1">
        <text:list-item>
          <text:p text:style-name="P43">L<text:span text:style-name="T57">es convolutions s’appliquent à toutes les images, quelle que soient leurs tailles</text:span></text:p>
        </text:list-item>
        <text:list-item>
          <text:p text:style-name="P44">On utilise un auto-encodeur à dimension fixe</text:p>
        </text:list-item>
        <text:list-item>
          <text:p text:style-name="P44">On doit redimensionner toutes les images pour qu’elles fassent toutes la même taille</text:p>
        </text:list-item>
        <text:list-item>
          <text:p text:style-name="P44">Il suffit d’utiliser une première couche de pooling.</text:p>
        </text:list-item>
      </text:list>
      <text:p text:style-name="P22"><text:span text:style-name="T38">Bonne réponse : </text:span><text:span text:style-name="T47">3</text:span></text:p>
      <text:p text:style-name="P15"/>
      <text:p text:style-name="P23"><text:span text:style-name="T3">Question N°</text:span><text:span text:style-name="T7">13</text:span><text:span text:style-name="T3"> </text:span><text:span text:style-name="T9">(</text:span><text:span text:style-name="T20">DPL - </text:span><text:span text:style-name="T19">Réseaux de convolutions</text:span><text:span text:style-name="T9">)</text:span><text:span text:style-name="T3"> </text:span></text:p>
      <text:p text:style-name="P13">On effectue un<text:span text:style-name="T58">e</text:span> convolution <text:span text:style-name="T58">3</text:span>x<text:span text:style-name="T58">3</text:span> <text:span text:style-name="T54">sans padding </text:span>sur une image de dimension 160x90.</text:p>
      <text:p text:style-name="P13">Quelle est la taille de l’image obtenue :</text:p>
      <text:list xml:id="list201160471183371" text:continue-numbering="true" text:style-name="WWNum1">
        <text:list-item>
          <text:p text:style-name="P32">190x60</text:p>
        </text:list-item>
        <text:list-item>
          <text:p text:style-name="P32">160x90</text:p>
        </text:list-item>
        <text:list-item>
          <text:p text:style-name="P32">158x88</text:p>
        </text:list-item>
        <text:list-item>
          <text:p text:style-name="P32">156x86</text:p>
        </text:list-item>
      </text:list>
      <text:p text:style-name="P22"><text:span text:style-name="T38">Bonne réponse : </text:span><text:span text:style-name="T48">3</text:span></text:p>
      <text:p text:style-name="P22"/>
      <text:p text:style-name="P23"><text:span text:style-name="T3">Question N°</text:span><text:span text:style-name="T7">14</text:span><text:span text:style-name="T4"> </text:span><text:span text:style-name="T9">(</text:span><text:span text:style-name="T20">DPL - </text:span><text:span text:style-name="T12">R</text:span><text:span text:style-name="T19">éseaux réccurents</text:span><text:span text:style-name="T9">)</text:span><text:span text:style-name="T3"> </text:span></text:p>
      <text:p text:style-name="P22"><text:span text:style-name="T36">Les réseaux récurrents sont utilisées pour traiter </text:span><text:span text:style-name="T32">:</text:span></text:p>
      <text:list xml:id="list201158956274183" text:continue-numbering="true" text:style-name="WWNum1">
        <text:list-item>
          <text:p text:style-name="P53"><text:span text:style-name="T61">des données tabulaires</text:span></text:p>
        </text:list-item>
        <text:list-item>
          <text:p text:style-name="P45"><text:span text:style-name="T61">des images</text:span></text:p>
        </text:list-item>
        <text:list-item>
          <text:p text:style-name="P46">d<text:span text:style-name="T61">es données séquentielles</text:span></text:p>
        </text:list-item>
        <text:list-item>
          <text:p text:style-name="P52">du texte</text:p>
        </text:list-item>
      </text:list>
      <text:p text:style-name="P22"><text:span text:style-name="T26">Bonne réponse : </text:span><text:span text:style-name="T36">3 et 4</text:span></text:p>
      <text:p text:style-name="P57"/>
      <text:p text:style-name="P65"><text:span text:style-name="T3">Question N°</text:span><text:span text:style-name="T7">15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<text:span text:style-name="T60">On a besoin de données labellisées pour apprendre un auto-encodeur </text:span> ?</text:p>
      <text:list xml:id="list201159338695598" text:continue-numbering="true" text:style-name="WWNum1">
        <text:list-item>
          <text:p text:style-name="P48"><text:soft-page-break/>V<text:span text:style-name="T60">rai</text:span></text:p>
        </text:list-item>
        <text:list-item>
          <text:p text:style-name="P51">Faux</text:p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text:span text:style-name="T49">2</text:span></text:p>
      <text:p text:style-name="P61"/>
      <text:p text:style-name="P66"/>
      <text:p text:style-name="P57"/>
      <text:p text:style-name="P65"><text:span text:style-name="T3">Question N°</text:span><text:span text:style-name="T7">1</text:span><text:span text:style-name="T8">6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 ?</text:p>
      <text:list xml:id="list201159996477074" text:continue-numbering="true" text:style-name="WWNum1">
        <text:list-item>
          <text:p text:style-name="P48"/>
        </text:list-item>
        <text:list-item>
          <text:p text:style-name="P51"/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/text:p>
      <text:p text:style-name="P57"/>
      <text:p text:style-name="P65"><text:span text:style-name="T3">Question N°</text:span><text:span text:style-name="T7">1</text:span><text:span text:style-name="T8">7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 ?</text:p>
      <text:list xml:id="list201159031829420" text:continue-numbering="true" text:style-name="WWNum1">
        <text:list-item>
          <text:p text:style-name="P48"/>
        </text:list-item>
        <text:list-item>
          <text:p text:style-name="P51"/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/text:p>
      <text:p text:style-name="P57"/>
      <text:p text:style-name="P65"><text:span text:style-name="T3">Question N°</text:span><text:span text:style-name="T7">1</text:span><text:span text:style-name="T8">8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 ?</text:p>
      <text:list xml:id="list201160328095243" text:continue-numbering="true" text:style-name="WWNum1">
        <text:list-item>
          <text:p text:style-name="P48"/>
        </text:list-item>
        <text:list-item>
          <text:p text:style-name="P51"/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/text:p>
      <text:p text:style-name="P57"/>
      <text:p text:style-name="P65"><text:span text:style-name="T3">Question N°</text:span><text:span text:style-name="T7">1</text:span><text:span text:style-name="T8">9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 ?</text:p>
      <text:list xml:id="list201160447194631" text:continue-numbering="true" text:style-name="WWNum1">
        <text:list-item>
          <text:p text:style-name="P48"/>
        </text:list-item>
        <text:list-item>
          <text:p text:style-name="P51"/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/text:p>
      <text:p text:style-name="P57"/>
      <text:p text:style-name="P65"><text:span text:style-name="T3">Question N°</text:span><text:span text:style-name="T8">20</text:span><text:span text:style-name="T3"> </text:span><text:span text:style-name="T9">(</text:span><text:span text:style-name="T20">DPL - </text:span><text:span text:style-name="T12">A</text:span><text:span text:style-name="T19">utoencodeurs</text:span><text:span text:style-name="T9">)</text:span><text:span text:style-name="T3"> </text:span></text:p>
      <text:p text:style-name="P59"><text:soft-page-break/> ?</text:p>
      <text:list xml:id="list201159988746939" text:continue-numbering="true" text:style-name="WWNum1">
        <text:list-item>
          <text:p text:style-name="P48"/>
        </text:list-item>
        <text:list-item>
          <text:p text:style-name="P51"/>
        </text:list-item>
      </text:list>
      <text:p text:style-name="P64"><text:span text:style-name="T25">Bonne</text:span><text:span text:style-name="T38"> </text:span><text:span text:style-name="T25">réponse</text:span><text:span text:style-name="T38"> : </text:span></text:p>
      <text:p text:style-name="P61"/>
      <text:p text:style-name="P6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40</meta:editing-cycles>
    <meta:creation-date>2016-05-19T10:49:00</meta:creation-date>
    <dc:date>2020-05-07T20:11:58.251013010</dc:date>
    <meta:editing-duration>PT9H23M36S</meta:editing-duration>
    <meta:generator>LibreOffice/6.3.5.2$Linux_X86_64 LibreOffice_project/30$Build-2</meta:generator>
    <meta:document-statistic meta:table-count="0" meta:image-count="0" meta:object-count="0" meta:page-count="9" meta:paragraph-count="136" meta:word-count="725" meta:character-count="4138" meta:non-whitespace-character-count="35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